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d01a" officeooo:paragraph-rsid="0002d01a"/>
    </style:style>
    <style:style style:name="P2" style:family="paragraph" style:parent-style-name="Standard">
      <style:text-properties officeooo:rsid="0002d355" officeooo:paragraph-rsid="0002d355"/>
    </style:style>
    <style:style style:name="P3" style:family="paragraph" style:parent-style-name="Standard" style:list-style-name="L1">
      <style:text-properties officeooo:rsid="0002d01a" officeooo:paragraph-rsid="0002d01a"/>
    </style:style>
    <style:style style:name="P4" style:family="paragraph" style:parent-style-name="Standard" style:list-style-name="L2">
      <style:text-properties officeooo:rsid="0002d355" officeooo:paragraph-rsid="0002d355"/>
    </style:style>
    <style:style style:name="P5" style:family="paragraph" style:parent-style-name="Standard" style:list-style-name="L2">
      <style:text-properties officeooo:rsid="0003770e" officeooo:paragraph-rsid="0003770e"/>
    </style:style>
    <style:style style:name="P6" style:family="paragraph" style:parent-style-name="Standard">
      <style:text-properties officeooo:rsid="0003770e" officeooo:paragraph-rsid="0003770e"/>
    </style:style>
    <style:style style:name="P7" style:family="paragraph" style:parent-style-name="Standard">
      <style:text-properties officeooo:rsid="000575b0" officeooo:paragraph-rsid="000575b0"/>
    </style:style>
    <style:style style:name="P8" style:family="paragraph" style:parent-style-name="Standard" style:list-style-name="L3">
      <style:text-properties officeooo:rsid="000575b0" officeooo:paragraph-rsid="000575b0"/>
    </style:style>
    <style:style style:name="P9" style:family="paragraph" style:parent-style-name="Standard">
      <style:text-properties officeooo:rsid="00075d95" officeooo:paragraph-rsid="00075d95"/>
    </style:style>
    <style:style style:name="P10" style:family="paragraph" style:parent-style-name="Standard" style:list-style-name="L4">
      <style:text-properties officeooo:rsid="00075d95" officeooo:paragraph-rsid="00075d95"/>
    </style:style>
    <style:style style:name="P11" style:family="paragraph" style:parent-style-name="Standard" style:list-style-name="L5">
      <style:text-properties officeooo:rsid="00075d95" officeooo:paragraph-rsid="00075d9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: <text:s/></text:p>
      <text:list xml:id="list2918878186" text:style-name="L1">
        <text:list-item>
          <text:p text:style-name="P3">C : -0.72</text:p>
        </text:list-item>
        <text:list-item>
          <text:p text:style-name="P3">Cr: -0.88</text:p>
        </text:list-item>
        <text:list-item>
          <text:p text:style-name="P3">Mn: -0.80</text:p>
        </text:list-item>
        <text:list-item>
          <text:p text:style-name="P3">Ni: -0.848</text:p>
        </text:list-item>
        <text:list-item>
          <text:p text:style-name="P3">W: -0.709</text:p>
        </text:list-item>
      </text:list>
      <text:p text:style-name="P2"/>
      <text:p text:style-name="P2">C: </text:p>
      <text:list xml:id="list1586410156" text:style-name="L2">
        <text:list-item>
          <text:p text:style-name="P4">Fe: -0.72</text:p>
        </text:list-item>
        <text:list-item>
          <text:p text:style-name="P4">Ni: 0.86</text:p>
        </text:list-item>
        <text:list-item>
          <text:p text:style-name="P4">Co: 0.70</text:p>
        </text:list-item>
        <text:list-item>
          <text:p text:style-name="P5">AGS No. : -0.787</text:p>
        </text:list-item>
      </text:list>
      <text:p text:style-name="P6"/>
      <text:p text:style-name="P9">AGS:</text:p>
      <text:list xml:id="list2659900932" text:style-name="L5">
        <text:list-item>
          <text:p text:style-name="P11">AGS No. : 0.829132</text:p>
        </text:list-item>
      </text:list>
      <text:p text:style-name="P6"/>
      <text:p text:style-name="P7">RT:</text:p>
      <text:list xml:id="list213724376" text:style-name="L3">
        <text:list-item>
          <text:p text:style-name="P8">1.0% CS: 0.69</text:p>
        </text:list-item>
        <text:list-item>
          <text:p text:style-name="P8">2.0% CS: 0.93</text:p>
        </text:list-item>
        <text:list-item>
          <text:p text:style-name="P8">5.0% CS: 0.98</text:p>
        </text:list-item>
      </text:list>
      <text:p text:style-name="P9">Normal:</text:p>
      <text:list xml:id="list2113647043" text:style-name="L4">
        <text:list-item>
          <text:p text:style-name="P10">Temper1: 0.91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7T18:58:47.951156485</meta:creation-date>
    <meta:editing-duration>PT2H44M35S</meta:editing-duration>
    <meta:editing-cycles>3</meta:editing-cycles>
    <meta:generator>LibreOffice/6.0.6.2$Linux_X86_64 LibreOffice_project/00m0$Build-2</meta:generator>
    <dc:date>2018-11-27T22:13:46.526206998</dc:date>
    <meta:document-statistic meta:table-count="0" meta:image-count="0" meta:object-count="0" meta:page-count="1" meta:paragraph-count="19" meta:word-count="55" meta:character-count="207" meta:non-whitespace-character-count="182"/>
  </office:meta>
</office:document-meta>
</file>